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Body_20_Text_20_3">
      <style:paragraph-properties fo:line-height="0.2083in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1.1811in"/>
          <style:tab-stop style:position="6.8898in" style:type="right"/>
        </style:tab-stops>
      </style:paragraph-properties>
      <style:text-properties officeooo:paragraph-rsid="0009a2c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7" style:family="paragraph" style:parent-style-name="Standard">
      <style:paragraph-properties>
        <style:tab-stops>
          <style:tab-stop style:position="6.8898in" style:type="right"/>
        </style:tab-stops>
      </style:paragraph-properties>
      <style:text-properties fo:font-size="12pt" style:text-underline-style="solid" style:text-underline-width="auto" style:text-underline-color="font-color" style:font-size-asian="12pt"/>
    </style:style>
    <style:style style:name="P8" style:family="paragraph" style:parent-style-name="Standard">
      <style:paragraph-properties>
        <style:tab-stops>
          <style:tab-stop style:position="2.7563in"/>
          <style:tab-stop style:position="6.8898in" style:type="right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1.1811in"/>
          <style:tab-stop style:position="6.8898in" style:type="right"/>
        </style:tab-stops>
      </style:paragraph-properties>
    </style:style>
    <style:style style:name="P10" style:family="paragraph" style:parent-style-name="Standard">
      <style:paragraph-properties fo:line-height="0.2083in" fo:text-align="justify" style:justify-single-word="false"/>
      <style:text-properties officeooo:paragraph-rsid="000b2ab2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left="0in" fo:margin-right="-0.0016in" fo:text-align="end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line-height="0.2083in" fo:text-indent="0.1972in" style:auto-text-indent="false">
        <style:tab-stops>
          <style:tab-stop style:position="2.8547in"/>
          <style:tab-stop style:position="5.0209in" style:type="right"/>
          <style:tab-stop style:position="5.2173in"/>
          <style:tab-stop style:position="5.4146in"/>
          <style:tab-stop style:position="6.8898in" style:type="right"/>
        </style:tab-stops>
      </style:paragraph-properties>
    </style:style>
    <style:style style:name="P14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line-height="0.2083in" fo:text-align="justify" style:justify-single-word="false" fo:text-indent="0in" style:auto-text-indent="false"/>
      <style:text-properties officeooo:paragraph-rsid="0009a2cd"/>
    </style:style>
    <style:style style:name="P16" style:family="paragraph" style:parent-style-name="Standard">
      <style:paragraph-properties fo:margin-left="0in" fo:margin-right="0in" fo:line-height="0.2083in" fo:text-align="justify" style:justify-single-word="false" fo:text-indent="0.6252in" style:auto-text-indent="false"/>
      <style:text-properties fo:font-size="12pt" style:text-underline-style="none" officeooo:paragraph-rsid="0009a2cd" style:font-size-asian="12pt" style:font-size-complex="12pt"/>
    </style:style>
    <style:style style:name="P17" style:family="paragraph" style:parent-style-name="Standard">
      <style:paragraph-properties fo:margin-left="0in" fo:margin-right="0.9846in" fo:line-height="150%" fo:text-align="end" style:justify-single-word="false" fo:text-indent="0in" style:auto-text-indent="false"/>
      <style:text-properties fo:font-size="12pt" style:font-size-asian="12pt"/>
    </style:style>
    <style:style style:name="P18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19" style:family="paragraph" style:parent-style-name="Standard">
      <style:paragraph-properties fo:line-height="150%" fo:text-align="end" style:justify-single-word="false"/>
      <style:text-properties fo:font-size="12pt" style:font-size-asian="12pt"/>
    </style:style>
    <style:style style:name="P20" style:family="paragraph" style:parent-style-name="Standard">
      <style:paragraph-properties fo:line-height="0.2083in" fo:text-align="justify" style:justify-single-word="false"/>
      <style:text-properties fo:font-size="12pt" style:font-size-asian="12pt"/>
    </style:style>
    <style:style style:name="P21" style:family="paragraph" style:parent-style-name="Standard">
      <style:paragraph-properties fo:line-height="0.2083in" fo:text-align="justify" style:justify-single-word="false"/>
      <style:text-properties fo:font-size="12pt" officeooo:paragraph-rsid="000b2ab2" style:font-size-asian="12pt"/>
    </style:style>
    <style:style style:name="P22" style:family="paragraph" style:parent-style-name="Standard">
      <style:paragraph-properties fo:line-height="0.2083in"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P23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5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/>
    </style:style>
    <style:style style:name="P26" style:family="paragraph" style:parent-style-name="Standard">
      <style:paragraph-properties fo:margin-left="0in" fo:margin-right="0.0972in" fo:text-align="end" style:justify-single-word="false" fo:text-indent="0in" style:auto-text-indent="false"/>
      <style:text-properties fo:font-size="8pt" style:font-size-asian="8pt" style:font-size-complex="8pt"/>
    </style:style>
    <style:style style:name="P27" style:family="paragraph" style:parent-style-name="Standard">
      <style:paragraph-properties fo:margin-left="0in" fo:margin-right="0in" fo:line-height="0.2083in" fo:text-align="justify" style:justify-single-word="false" fo:text-indent="0.6252in" style:auto-text-indent="false"/>
      <style:text-properties fo:color="#000000" fo:font-size="12pt" style:text-underline-style="none" officeooo:rsid="0009a2cd" officeooo:paragraph-rsid="0009a2cd" fo:background-color="#ffffff" style:font-size-asian="12pt" style:font-size-complex="12pt"/>
    </style:style>
    <style:style style:name="P28" style:family="paragraph" style:parent-style-name="Standard">
      <style:paragraph-properties fo:margin-left="0in" fo:margin-right="0in" fo:line-height="0.2083in" fo:text-align="justify" style:justify-single-word="false" fo:text-indent="0.4925in" style:auto-text-indent="false"/>
      <style:text-properties fo:font-size="12pt" officeooo:paragraph-rsid="0009a2cd" style:font-size-asian="12pt"/>
    </style:style>
    <style:style style:name="P29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30" style:family="paragraph" style:parent-style-name="Header" style:master-page-name="Standard">
      <style:paragraph-properties fo:text-align="center" style:justify-single-word="false" style:page-number="auto"/>
      <style:text-properties fo:font-size="12pt" fo:font-style="italic" style:font-size-asian="12pt" style:font-style-asian="italic" style:font-size-complex="12pt"/>
    </style:style>
    <style:style style:name="P31" style:family="paragraph" style:parent-style-name="Header">
      <style:paragraph-properties fo:margin-top="0in" fo:margin-bottom="0.139in" loext:contextual-spacing="false" fo:text-align="center" style:justify-single-word="false"/>
      <style:text-properties fo:font-size="12pt" fo:font-style="italic" style:font-size-asian="12pt" style:font-style-asian="italic" style:font-size-complex="12pt"/>
    </style:style>
    <style:style style:name="P32" style:family="paragraph" style:parent-style-name="Обычный1">
      <style:paragraph-properties fo:margin-top="0.0417in" fo:margin-bottom="0.0417in" loext:contextual-spacing="false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style="italic" fo:font-weight="bold" style:font-size-asian="12pt" style:font-style-asian="italic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9a2cd" style:font-size-asian="12pt"/>
    </style:style>
    <style:style style:name="T3" style:family="text">
      <style:text-properties fo:font-size="12pt" officeooo:rsid="000b2ab2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09714b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09a2cd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09714b" style:font-size-asian="12pt"/>
    </style:style>
    <style:style style:name="T9" style:family="text">
      <style:text-properties fo:font-size="12pt" style:text-underline-style="solid" style:text-underline-width="auto" style:text-underline-color="font-color" officeooo:rsid="0009a2cd" style:font-size-asian="12pt"/>
    </style:style>
    <style:style style:name="T10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000000" fo:background-color="#ffffff" loext:char-shading-value="0"/>
    </style:style>
    <style:style style:name="T14" style:family="text">
      <style:text-properties fo:color="#000000" officeooo:rsid="0009a2cd" fo:background-color="#ffffff" loext:char-shading-value="0"/>
    </style:style>
    <style:style style:name="T15" style:family="text">
      <style:text-properties fo:font-size="11pt" style:text-underline-style="solid" style:text-underline-width="auto" style:text-underline-color="font-color" style:font-size-asian="11pt"/>
    </style:style>
    <style:style style:name="T16" style:family="text">
      <style:text-properties fo:font-size="11pt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едеральное государственное бюджетное образовательное учреждение</text:p>
      <text:p text:style-name="P31">высшего профессионального образования</text:p>
      <text:p text:style-name="P32"><text:s/>«Московский государственный технический университет имени Н.Э. Баумана» <text:line-break/>(МГТУ им. Н.Э. Баумана)</text:p>
      <text:p text:style-name="P17">УТВЕРЖДАЮ</text:p>
      <text:p text:style-name="P18">Заведующий кафедрой <text:s text:c="2"/>________</text:p>
      <text:p text:style-name="P26">(Индекс) <text:s text:c="11"/></text:p>
      <text:p text:style-name="P18">_______________ <text:s/>_______________</text:p>
      <text:p text:style-name="P12"><text:s text:c="4"/><text:span text:style-name="T12">(И.О.Фамилия) <text:s text:c="7"/></text:span></text:p>
      <text:p text:style-name="P19">« ___ » ____________ 20 __ г.</text:p>
      <text:p text:style-name="P23">ЗАДАНИЕ<text:bookmark text:name="_GoBack"/></text:p>
      <text:p text:style-name="P24">на выполнение курсовой работы</text:p>
      <text:p text:style-name="P5"/>
      <text:p text:style-name="P8"><text:span text:style-name="T1">по дисциплине</text:span><text:span text:style-name="T4"><text:tab/></text:span><text:span text:style-name="T8">Компьютерные сети</text:span><text:span text:style-name="T4"><text:tab/></text:span></text:p>
      <text:p text:style-name="P5"/>
      <text:p text:style-name="P4"><text:span text:style-name="T5"><text:s text:c="44"/>Разр</text:span><text:span text:style-name="T6">аботка </text:span><text:span text:style-name="T7">сетевого игрового приложения</text:span><text:span text:style-name="T5"><text:tab/> </text:span></text:p>
      <text:p text:style-name="P4">(Тема курсового проекта)</text:p>
      <text:p text:style-name="P7"/>
      <text:p text:style-name="P9"><text:span text:style-name="T1">Студент</text:span><text:span text:style-name="T4"><text:tab/> <text:s text:c="31"/>Шилов А.И. <text:s text:c="7"/></text:span><text:span text:style-name="T5">гр. ИУ7-</text:span><text:span text:style-name="T7">72</text:span><text:span text:style-name="T5"><text:tab/></text:span></text:p>
      <text:p text:style-name="P3"><text:s/>(Фамилия, инициалы, индекс группы)</text:p>
      <text:p text:style-name="P6"/>
      <text:p text:style-name="P2">1. Техническое задание</text:p>
      <text:p text:style-name="P16"><text:span text:style-name="T13">Разработать, отладить и внедрить в действие приложение: сетевая </text:span><text:span text:style-name="T14">пошаговая</text:span><text:span text:style-name="T13"> игра </text:span><text:span text:style-name="T14">для двух игроков. Реализовать графический интерфейс. Сохранять информацию об игроках и игровых объектах в базе данных, расположенной на одном из компьютеров сети.</text:span></text:p>
      <text:p text:style-name="P27"/>
      <text:p text:style-name="P22">2. Оформление курсового проекта</text:p>
      <text:p text:style-name="P6">2.1. Расчетно-пояснительная записка на 20-30 листах формата А4.</text:p>
      <text:p text:style-name="P28">Расчетно-пояснительная записка должна содержать постановку задачи, введение, </text:p>
      <text:p text:style-name="P15"><text:span text:style-name="T2">аналитическую, конструкторскую,</text:span><text:span text:style-name="T1"> технологическую часть, заключение, список литературы, приложения.</text:span></text:p>
      <text:p text:style-name="P21">2.2. Перечень графического материала (плакаты, схемы, чертежи и т. п.).</text:p>
      <text:p text:style-name="P10"><text:span text:style-name="T1"><text:tab/></text:span><text:span text:style-name="T3">Н</text:span><text:span text:style-name="T1">а защиту проекта должна быть представлена презентация, состоящая из 10-15 слайдов. На слайдах должны быть отражены: постановка задачи, использованные методы и алгоритмы, расчетные соотношения, структура программы, диаграмма классов, диаграмма базы данных, интерфейс, характеристики разработанного ПО.</text:span></text:p>
      <text:p text:style-name="P6"/>
      <text:p text:style-name="P6">Дата выдачи задания « ____ » _____________ 20__ г.</text:p>
      <text:p text:style-name="P6"/>
      <text:p text:style-name="P13"><text:span text:style-name="T11">Руководитель курсового проекта</text:span><text:span text:style-name="T1"><text:tab/></text:span><text:span text:style-name="T4"><text:tab/></text:span><text:span text:style-name="T1"><text:tab/></text:span><text:span text:style-name="T4"><text:tab/> <text:s text:c="4"/></text:span><text:span text:style-name="T9">Рогозин Н.О.</text:span><text:span text:style-name="T4"><text:tab/></text:span></text:p>
      <text:p text:style-name="P29">(Подпись, дата) <text:s text:c="28"/>(И.О.Фамилия)</text:p>
      <text:p text:style-name="P13"><text:span text:style-name="T11">Студент<text:tab/></text:span><text:span text:style-name="T4"><text:tab/></text:span><text:span text:style-name="T11"><text:tab/></text:span><text:span text:style-name="T4"><text:tab/> <text:s text:c="5"/>Шилов А.И.</text:span><text:span text:style-name="T10"><text:tab/></text:span></text:p>
      <text:p text:style-name="P29"><text:s/>(Подпись, дата) <text:s text:c="28"/>(И.О.Фамилия) <text:s text:c="11"/></text:p>
      <text:p text:style-name="P25"/>
      <text:p text:style-name="P25"/>
      <text:p text:style-name="P25"/>
      <text:p text:style-name="P25"/>
      <text:p text:style-name="P25"/>
      <text:p text:style-name="P25"/>
      <text:p text:style-name="P11"><text:span text:style-name="T15">Примечание</text:span><text:span text:style-name="T16">:</text:span></text:p>
      <text:p text:style-name="P14">1. Задание оформляется в двух экземплярах; один выдаётся студенту, второй хранится на кафедр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line-height="0.2083in" fo:keep-with-next="always"/>
      <style:text-properties fo:font-size="12pt"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2pt" style:font-size-asian="12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2pt" fo:font-style="italic" fo:font-weight="bold" style:font-size-asian="12pt" style:font-style-asian="italic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6</meta:editing-cycles>
    <meta:print-date>2015-02-21T04:34:00</meta:print-date>
    <meta:creation-date>2018-03-28T20:16:00</meta:creation-date>
    <dc:date>2018-10-14T21:19:38.830974630</dc:date>
    <meta:editing-duration>PT15M27S</meta:editing-duration>
    <meta:generator>LibreOffice/6.0.6.2$Linux_X86_64 LibreOffice_project/00m0$Build-2</meta:generator>
    <meta:document-statistic meta:table-count="0" meta:image-count="0" meta:object-count="0" meta:page-count="1" meta:paragraph-count="31" meta:word-count="203" meta:character-count="1890" meta:non-whitespace-character-count="1511"/>
    <meta:user-defined meta:name="AppVersion">14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